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inherit" fo:font-size="9.75pt" style:font-name-asian="inherit" style:font-size-asian="9.75pt" style:font-name-complex="inherit" style:font-size-complex="9.75pt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inherit" fo:font-size="9.75pt" style:font-name-asian="inherit" style:font-size-asian="9.75pt" style:font-name-complex="inherit" style:font-size-complex="9.75pt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font-variant="normal" fo:text-transform="none" fo:color="#6a737c" style:font-name="inherit" fo:font-size="9.7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6a737c" style:font-name="inherit" fo:font-size="9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42729" style:font-name="Arial" fo:font-size="9.75pt" fo:letter-spacing="normal" fo:font-style="normal" fo:font-weight="normal" style:font-name-asian="Arial" style:font-size-asian="9.75pt" style:font-style-asian="normal" style:font-weight-asian="normal" style:font-name-complex="Arial" style:font-size-complex="9.75pt" style:font-style-complex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242729" style:font-name="Arial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77cc" style:text-line-through-style="none" style:text-line-through-type="none" style:text-underline-style="none" style:text-blinking="false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848d95" style:text-line-through-style="none" style:text-line-through-type="none" style:font-name="inherit" fo:font-size="9.75pt" style:text-underline-style="none" style:text-blinking="false" loext:padding="0in" loext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="0in" fo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fo:line-height="130%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fo:line-height="130%" fo:text-indent="0in" style:auto-text-indent="false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6" style:family="paragraph" style:parent-style-name="Text_20_body">
      <style:paragraph-properties fo:margin-left="0in" fo:margin-right="0in" fo:margin-top="0in" fo:margin-bottom="0.0209in" loext:contextual-spacing="false" fo:text-align="center" style:justify-single-word="false" fo:text-indent="0in" style:auto-text-indent="false"/>
    </style:style>
    <style:style style:name="P17" style:family="paragraph" style:parent-style-name="Text_20_body">
      <style:paragraph-properties fo:margin-left="0in" fo:margin-right="0.0209in" fo:margin-top="0.0209in" fo:margin-bottom="0.0209in" loext:contextual-spacing="false" fo:line-height="100%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.0835in" fo:margin-right="0in" fo:margin-top="0in" fo:margin-bottom="0in" loext:contextual-spacing="false" style:line-height-at-least="0.1772in" fo:text-indent="0in" style:auto-text-indent="false"/>
    </style:style>
    <style:style style:name="P19" style:family="paragraph" style:parent-style-name="Text_20_body">
      <style:paragraph-properties fo:margin-left="0.1043in" fo:margin-right="0.0311in" fo:margin-top="0in" fo:margin-bottom="0in" loext:contextual-spacing="false" style:line-height-at-least="0.1772in" fo:text-indent="0in" style:auto-text-indent="false" style:writing-mode="lr-tb"/>
      <style:text-properties fo:font-variant="normal" fo:text-transform="none" fo:color="#6a737c" style:font-name="inherit" fo:font-size="9.75pt" fo:letter-spacing="normal" fo:font-style="normal" fo:font-weight="normal" loext:padding="0in" loext:border="none"/>
    </style:style>
    <style:style style:name="P20" style:family="paragraph" style:parent-style-name="Heading_20_2">
      <style:paragraph-properties fo:margin-left="0in" fo:margin-right="0in" fo:margin-top="0in" fo:margin-bottom="0in" loext:contextual-spacing="false" fo:line-height="100%" fo:text-indent="0in" style:auto-text-indent="false" fo:padding="0in" fo:border="none" style:writing-mode="lr-tb"/>
    </style:style>
    <style:style style:name="P21" style:family="paragraph" style:parent-style-name="Heading_20_2">
      <style:paragraph-properties fo:margin-left="0in" fo:margin-right="0in" fo:margin-top="0in" fo:margin-bottom="0in" loext:contextual-spacing="false" fo:line-height="130%" fo:text-indent="0in" style:auto-text-indent="false" fo:padding="0in" fo:border="none"/>
      <style:text-properties fo:color="#3b4045" style:font-name="inherit" fo:font-size="13.5pt" fo:font-weight="normal" loext:padding="0in" loext:border="none"/>
    </style:style>
    <style:style style:name="P22" style:family="paragraph" style:parent-style-name="Heading_20_3">
      <style:paragraph-properties fo:margin-left="0in" fo:margin-right="0in" fo:margin-top="0in" fo:margin-bottom="0in" loext:contextual-spacing="false" fo:line-height="130%" fo:text-indent="0in" style:auto-text-indent="false" fo:padding="0in" fo:border="none"/>
      <style:text-properties fo:font-variant="normal" fo:text-transform="none" fo:color="#242729" style:font-name="inherit" fo:font-size="12.75pt" fo:letter-spacing="normal" fo:font-style="normal" fo:font-weight="normal" loext:padding="0in" loext:border="none"/>
    </style:style>
    <style:style style:name="P23" style:family="paragraph" style:parent-style-name="Heading_20_3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2.75pt" fo:letter-spacing="normal" fo:font-style="normal" fo:font-weight="normal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fo:color="#242729" style:text-line-through-style="none" style:text-line-through-type="none" style:font-name="inherit" fo:font-size="9pt" style:text-underline-style="none" fo:font-weight="normal" style:text-blinking="false" fo:background-color="#ffffff" loext:char-shading-value="0" loext:padding-left="0.1043in" loext:padding-right="0.1043in" loext:padding-top="0.1354in" loext:padding-bottom="0.1457in" loext:border="0.74pt solid #e4e6e8"/>
    </style:style>
    <style:style style:name="T3" style:family="text">
      <style:text-properties fo:color="#0077cc" style:text-line-through-style="none" style:text-line-through-type="none" style:font-name="inherit" fo:font-size="9.75pt" style:text-underline-style="none" style:text-blinking="false" loext:padding="0.0193in" loext:border="0.06pt solid #0095ff"/>
    </style:style>
    <style:style style:name="T4" style:family="text">
      <style:text-properties fo:color="#0077cc" style:text-line-through-style="none" style:text-line-through-type="none" fo:font-size="1pt" style:text-underline-style="none" style:text-blinking="false"/>
    </style:style>
    <style:style style:name="T5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6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loext:padding="0.0193in" loext:border="0.06pt solid #0095ff"/>
    </style:style>
    <style:style style:name="T7" style:family="text">
      <style:text-properties fo:font-variant="normal" fo:text-transform="none" fo:color="#0077cc" style:text-line-through-style="none" style:text-line-through-type="none" style:font-name="inherit" fo:font-size="9.75pt" fo:letter-spacing="normal" fo:font-style="normal" style:text-underline-style="none" fo:font-weight="normal" style:text-blinking="false" fo:background-color="#fff7e5" loext:char-shading-value="0" loext:padding="0in" loext:border="none"/>
    </style:style>
    <style:style style:name="T8" style:family="text">
      <style:text-properties fo:font-variant="normal" fo:text-transform="none" fo:color="#0077cc" style:text-line-through-style="none" style:text-line-through-type="none" style:font-name="inherit" fo:font-size="1pt" fo:letter-spacing="normal" fo:font-style="normal" style:text-underline-style="none" fo:font-weight="normal" style:text-blinking="false" loext:padding="0in" loext:border="none"/>
    </style:style>
    <style:style style:name="T9" style:family="text">
      <style:text-properties fo:font-variant="normal" fo:text-transform="none" fo:color="#0077cc" style:text-line-through-style="none" style:text-line-through-type="none" style:font-name="inherit" fo:font-size="11.25pt" fo:letter-spacing="normal" fo:font-style="normal" style:text-underline-style="none" fo:font-weight="normal" style:text-blinking="false" fo:background-color="#fff7e5" loext:char-shading-value="0" loext:padding="0in" loext:border="none"/>
    </style:style>
    <style:style style:name="T10" style:family="text">
      <style:text-properties fo:font-variant="normal" fo:text-transform="none" fo:color="#0077cc" style:text-line-through-style="none" style:text-line-through-type="none" style:font-name="inherit" fo:font-size="9pt" fo:letter-spacing="normal" fo:font-style="normal" style:text-underline-style="none" fo:font-weight="normal" style:text-blinking="false" loext:padding="0in" loext:border="none"/>
    </style:style>
    <style:style style:name="T11" style:family="text">
      <style:text-properties fo:font-variant="normal" fo:text-transform="none" fo:color="#0077cc" style:font-name="inherit" fo:font-size="11.25pt" fo:letter-spacing="normal" fo:font-style="normal" fo:font-weight="normal" fo:background-color="#fff7e5" loext:char-shading-value="0" loext:padding="0in" loext:border="none"/>
    </style:style>
    <style:style style:name="T12" style:family="text">
      <style:text-properties fo:font-variant="normal" fo:text-transform="none" fo:color="#6a737c" style:font-name="inherit" fo:font-size="15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242729" style:font-name="inherit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242729" style:font-name="inherit" fo:font-size="11.25pt" fo:letter-spacing="normal" fo:font-style="normal" fo:font-weight="normal" fo:background-color="#fff7e5" loext:char-shading-value="0" loext:padding-left="0.6252in" loext:padding-right="0.0835in" loext:padding-top="0.1563in" loext:padding-bottom="0.0193in" loext:border="0.06pt solid #000000"/>
    </style:style>
    <style:style style:name="T15" style:family="text">
      <style:text-properties fo:font-variant="normal" fo:text-transform="none" fo:color="#242729" style:font-name="inherit" fo:font-size="11.25pt" fo:letter-spacing="normal" fo:font-style="normal" fo:font-weight="bold" fo:background-color="#fff7e5" loext:char-shading-value="0" loext:padding="0in" loext:border="none"/>
    </style:style>
    <style:style style:name="T16" style:family="text">
      <style:text-properties fo:font-variant="normal" fo:text-transform="none" fo:color="#242729" style:font-name="inherit" fo:font-size="11.25pt" fo:letter-spacing="normal" fo:font-style="normal" fo:font-weight="bold" loext:padding="0in" loext:border="none"/>
    </style:style>
    <style:style style:name="T17" style:family="text">
      <style:text-properties fo:font-variant="normal" fo:text-transform="none" fo:color="#242729" style:font-name="inherit" fo:font-size="9.75pt" fo:letter-spacing="normal" fo:font-style="normal" fo:font-weight="normal" loext:padding="0in" loext:border="none"/>
    </style:style>
    <style:style style:name="T18" style:family="text">
      <style:text-properties fo:font-variant="normal" fo:text-transform="none" fo:color="#242729" style:font-name="inherit" fo:font-size="9.75pt" fo:letter-spacing="normal" fo:font-style="normal" fo:font-weight="normal" fo:background-color="#fff7e5" loext:char-shading-value="0" loext:padding-left="0.6252in" loext:padding-right="0.0835in" loext:padding-top="0.1563in" loext:padding-bottom="0.0193in" loext:border="0.06pt solid #000000"/>
    </style:style>
    <style:style style:name="T19" style:family="text">
      <style:text-properties fo:font-variant="normal" fo:text-transform="none" fo:color="#242729" style:font-name="inherit" fo:font-size="9.75pt" fo:letter-spacing="normal" fo:font-style="normal" fo:font-weight="normal" fo:background-color="#fff7e5" loext:char-shading-value="0" loext:padding="0in" loext:border="none"/>
    </style:style>
    <style:style style:name="T20" style:family="text">
      <style:text-properties fo:font-variant="normal" fo:text-transform="none" fo:color="#242729" style:text-line-through-style="none" style:text-line-through-type="none" style:font-name="inherit" fo:font-size="11.25pt" fo:letter-spacing="normal" fo:font-style="normal" style:text-underline-style="none" fo:font-weight="normal" style:text-blinking="false" fo:background-color="#fff7e5" loext:char-shading-value="0" loext:padding="0in" loext:border="none"/>
    </style:style>
    <style:style style:name="T21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22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23" style:family="text">
      <style:text-properties fo:font-variant="normal" fo:text-transform="none" fo:color="#005999" style:text-line-through-style="none" style:text-line-through-type="none" style:font-name="inherit" fo:font-size="11.25pt" fo:letter-spacing="normal" fo:font-style="normal" style:text-underline-style="none" fo:font-weight="normal" style:text-blinking="false" loext:padding="0in" loext:border="none"/>
    </style:style>
    <style:style style:name="T24" style:family="text">
      <style:text-properties fo:font-variant="normal" fo:text-transform="none" fo:color="#39739d" style:text-line-through-style="none" style:text-line-through-type="none" style:font-name="inherit" fo:font-size="9pt" fo:letter-spacing="normal" fo:font-style="normal" style:text-underline-style="none" fo:font-weight="normal" style:text-blinking="false" fo:background-color="#e1ecf4" loext:char-shading-value="0" loext:padding="0.0193in" loext:border="0.06pt solid #000000"/>
    </style:style>
    <style:style style:name="T25" style:family="text">
      <style:text-properties fo:font-variant="normal" fo:text-transform="none" fo:color="#848d95" style:text-line-through-style="none" style:text-line-through-type="none" style:font-name="inherit" fo:font-size="9.75pt" fo:letter-spacing="normal" fo:font-style="normal" style:text-underline-style="none" fo:font-weight="normal" style:text-blinking="false" loext:padding="0in" loext:border="none"/>
    </style:style>
    <style:style style:name="T26" style:family="text">
      <style:text-properties fo:color="#6a737c" fo:font-size="15pt"/>
    </style:style>
    <style:style style:name="T27" style:family="text">
      <style:text-properties fo:color="#6a737c" fo:font-size="1pt"/>
    </style:style>
    <style:style style:name="T28" style:family="text">
      <style:text-properties fo:font-size="9pt"/>
    </style:style>
    <style:style style:name="T29" style:family="text">
      <style:text-properties fo:font-size="9pt" fo:font-weight="bold"/>
    </style:style>
    <style:style style:name="T30" style:family="text">
      <style:text-properties fo:color="#848d95" style:text-line-through-style="none" style:text-line-through-type="none" style:font-name="inherit" fo:font-size="9pt" style:text-underline-style="none" style:text-blinking="false" fo:background-color="#ffffff" loext:char-shading-value="0" loext:padding-left="0.1043in" loext:padding-right="0.1043in" loext:padding-top="0.1354in" loext:padding-bottom="0.1354in" loext:border="0.06pt solid #000000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Do you want the JDK or the JRE? Anyways, I had this problem too, a few weeks ago. I followed the instructions here and it worked:</text:span></text:p>
      <text:p text:style-name="P15"><text:a xlink:type="simple" xlink:href="http://www.backtrack-linux.org/wiki/index.php/Java_Install" text:style-name="Internet_20_link" text:visited-style-name="Visited_20_Internet_20_Link"><text:span text:style-name="T23">http://www.backtrack-linux.org/wiki/index.php/Java_Install</text:span></text:a></text:p>
      <text:h text:style-name="P23" text:outline-level="3">NOTE: Before installing Java make sure you kill Firefox.</text:h>
      <text:p text:style-name="P15"><text:span text:style-name="T22">root@bt:~# </text:span><text:span text:style-name="Source_20_Text"><text:span text:style-name="T21">killall -9 /opt/firefox/firefox-bin</text:span></text:span></text:p>
      <text:h text:style-name="P23" text:outline-level="3">You can download java from the official website. (Download tar.gz version)</text:h>
      <text:h text:style-name="P23" text:outline-level="3">We first create the directory and place java there:</text:h>
      <text:p text:style-name="P15"><text:span text:style-name="T22">root@bt:~# </text:span><text:span text:style-name="Source_20_Text"><text:span text:style-name="T21">mkdir /opt/java</text:span></text:span></text:p>
      <text:p text:style-name="P15"><text:span text:style-name="T22">root@bt:~# </text:span><text:span text:style-name="Source_20_Text"><text:span text:style-name="T21">mv -f jre1.7.0_05/ /opt/java/</text:span></text:span></text:p>
      <text:h text:style-name="P23" text:outline-level="3">Final changes.</text:h>
      <text:p text:style-name="P15"><text:span text:style-name="T22">root@bt:~# </text:span><text:span text:style-name="Source_20_Text"><text:span text:style-name="T21">update-alternatives --install /usr/bin/java java /opt/java/jre1.7.0_05/bin/java 1</text:span></text:span></text:p>
      <text:p text:style-name="P15"><text:span text:style-name="T22">root@bt:~# </text:span><text:span text:style-name="Source_20_Text"><text:span text:style-name="T21">update-alternatives --set java /opt/java/jre1.7.0_05/bin/java</text:span></text:span></text:p>
      <text:p text:style-name="P15"><text:span text:style-name="T22">root@bt:~# </text:span><text:span text:style-name="Source_20_Text"><text:span text:style-name="T21">export JAVA_HOME="/opt/java/jre1.7.0_05"</text:span></text:span></text:p>
      <text:h text:style-name="P23" text:outline-level="3">Adding the plugin to Firefox.</text:h>
      <text:p text:style-name="P15"><text:span text:style-name="Strong_20_Emphasis"><text:span text:style-name="T16">For Java 7 (32 bit)</text:span></text:span></text:p>
      <text:p text:style-name="P15"><text:span text:style-name="T22">root@bt:~# </text:span><text:span text:style-name="Source_20_Text"><text:span text:style-name="T21">ln -sf $JAVA_HOME/lib/i386/libnpjp2.so /usr/lib/mozilla/plugins/</text:span></text:span></text:p>
      <text:p text:style-name="P15"><text:span text:style-name="Strong_20_Emphasis"><text:span text:style-name="T16">For Java 8 (64 bit)</text:span></text:span></text:p>
      <text:p text:style-name="P15"><text:span text:style-name="T22">root@bt:~# </text:span><text:span text:style-name="Source_20_Text"><text:span text:style-name="T21">ln -sf $JAVA_HOME/jre/lib/amd64/libnpjp2.so /usr/lib/mozilla/plugins/</text:span></text:span></text:p>
      <text:h text:style-name="P23" text:outline-level="3">Testing the plugin.</text:h>
      <text:p text:style-name="P15"><text:span text:style-name="T22">root@bt:~# </text:span><text:span text:style-name="Source_20_Text"><text:span text:style-name="T21">firefox http://java.com/en/download/testjava.jsp</text:span></text:span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1:04:31.570440155</meta:creation-date>
    <dc:date>2018-04-28T21:05:26.060550275</dc:date>
    <meta:editing-duration>PT55S</meta:editing-duration>
    <meta:editing-cycles>1</meta:editing-cycles>
    <meta:document-statistic meta:table-count="0" meta:image-count="0" meta:object-count="0" meta:page-count="1" meta:paragraph-count="19" meta:word-count="118" meta:character-count="1009" meta:non-whitespace-character-count="912"/>
    <meta:generator>LibreOffice/5.1.6.2$Linux_X86_64 LibreOffice_project/10m0$Build-2</meta:generator>
  </office:meta>
</office:document-meta>
</file>